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7484" officeooo:paragraph-rsid="00027484"/>
    </style:style>
    <style:style style:name="P2" style:family="paragraph" style:parent-style-name="Standard">
      <style:text-properties fo:font-size="12pt" officeooo:rsid="00027484" officeooo:paragraph-rsid="00027484"/>
    </style:style>
    <style:style style:name="P3" style:family="paragraph" style:parent-style-name="Standard">
      <style:text-properties fo:font-size="12pt" officeooo:rsid="000424fe" officeooo:paragraph-rsid="000424fe"/>
    </style:style>
    <style:style style:name="P4" style:family="paragraph" style:parent-style-name="Standard">
      <style:text-properties fo:font-size="12pt" officeooo:rsid="000424fe" officeooo:paragraph-rsid="000544bd"/>
    </style:style>
    <style:style style:name="P5" style:family="paragraph" style:parent-style-name="Standard">
      <style:text-properties fo:font-size="12pt" officeooo:rsid="000544bd" officeooo:paragraph-rsid="000424fe"/>
    </style:style>
    <style:style style:name="P6" style:family="paragraph" style:parent-style-name="Standard">
      <style:text-properties fo:font-size="12pt" officeooo:rsid="000544bd" officeooo:paragraph-rsid="000544bd"/>
    </style:style>
    <style:style style:name="P7" style:family="paragraph" style:parent-style-name="Standard">
      <style:text-properties fo:font-size="12pt" officeooo:rsid="000594e1" officeooo:paragraph-rsid="000594e1"/>
    </style:style>
    <style:style style:name="P8" style:family="paragraph" style:parent-style-name="Standard">
      <style:paragraph-properties fo:padding-left="0in" fo:padding-right="0in" fo:padding-top="0in" fo:padding-bottom="0.0291in" fo:border-left="none" fo:border-right="none" fo:border-top="none" fo:border-bottom="0.06pt solid #000000" style:join-border="false"/>
    </style:style>
    <style:style style:name="P9" style:family="paragraph" style:parent-style-name="Text_20_body">
      <style:text-properties style:font-name="Calibri" fo:font-size="11pt" officeooo:rsid="00027484" officeooo:paragraph-rsid="00027484"/>
    </style:style>
    <style:style style:name="P10" style:family="paragraph" style:parent-style-name="Text_20_body">
      <style:text-properties style:font-name="Calibri" fo:font-size="11pt" officeooo:rsid="000424fe" officeooo:paragraph-rsid="000424fe"/>
    </style:style>
    <style:style style:name="P11" style:family="paragraph" style:parent-style-name="Text_20_body">
      <style:paragraph-properties fo:margin-left="0in" fo:margin-right="0in" fo:margin-top="0in" fo:margin-bottom="0.111in" loext:contextual-spacing="false" fo:line-height="107%" fo:text-indent="0in" style:auto-text-indent="false"/>
      <style:text-properties style:font-name="Calibri" fo:font-size="11pt"/>
    </style:style>
    <style:style style:name="P12" style:family="paragraph" style:parent-style-name="Text_20_body">
      <style:paragraph-properties fo:margin-left="0in" fo:margin-right="0in" fo:margin-top="0in" fo:margin-bottom="0.111in" loext:contextual-spacing="false" fo:line-height="107%" fo:text-indent="0in" style:auto-text-indent="false"/>
    </style:style>
    <style:style style:name="T1" style:family="text">
      <style:text-properties officeooo:rsid="000594e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y name is Mitchell Guerechit, I am a full time student going to school for game programming and development. I the past I have used an online resource for learning C++, but never completed it, so I have a basic understanding of scripting, just not in python. I am very excited to begin this class as it is the first class I am taking that is part of my major.</text:p>
      <text:p text:style-name="P8"/>
      <text:p text:style-name="Standard"/>
      <text:p text:style-name="P1">Hello Mitchell,</text:p>
      <text:p text:style-name="P1"/>
      <text:p text:style-name="P1">It’s nice to meet you. Why didn’t you complete the C++ course? <text:s/>I am in the Game Programming degree program as well. This is also my first class towards the core degree requirements. I think it is one of the prerequisites before we can start, so most of us may be in the same boat. I’m excited as well. I look forward to working with you in this class and others. </text:p>
      <text:p text:style-name="P1"/>
      <text:p text:style-name="P1">Thanks,</text:p>
      <text:p text:style-name="P1">Erica</text:p>
      <text:p text:style-name="Standard"/>
      <text:p text:style-name="Standard"/>
      <text:p text:style-name="Standard"/>
      <text:p text:style-name="Text_20_body">Hello!</text:p>
      <text:p text:style-name="Text_20_body">My name is Kyrah and I live on the tiny, yet beautiful island, Bermuda. Don't worry about the triangle we stay far away from it! (haha) I have enrolled in this course as I am just about to complete my B.S in Exercise Science.  Unfortunately I have absolutely no experience in the IT field or have taken a class in this area.  Of course this means I am nervous to take this course, but I am also open to a challenge.  I am hoping to be able to open myself up to something new and possibly gain a new skill. I am excited to learn and gain a new perspective on this area of study. </text:p>
      <text:p text:style-name="Text_20_body">Upon completion of this course and earning my degree I have hopes of taking my career to the next level. I am currently the Fitness and Wellness Coordinator at a Wellness Centre here in Bermuda.  I am hoping to utilize my degree as well as my certifications to better serve the people in the area of fitness and overall health. </text:p>
      <text:p text:style-name="Standard"/>
      <text:p text:style-name="P1"/>
      <text:p text:style-name="Standard"/>
      <text:p text:style-name="P1">Hello Kyrah,</text:p>
      <text:p text:style-name="P1"/>
      <text:p text:style-name="P1">It’s nice to meet you Kyrah. Python is an easy language, and there are lots of one on one peer tutoring available if you need help. <text:s/>There are also lots of tutorials and youtube videos. Nothing to worry about. I am not sure what Exercise Science is, care to share more about what that degree is about? How do you use it in your career? My sister in law has worked for her local YMCA as the recreation organizer for several years. She really liked it, however her degree was in business management and basketball. </text:p>
      <text:p text:style-name="P1"/>
      <text:p text:style-name="P1">Thanks,</text:p>
      <text:p text:style-name="P1">Erica</text:p>
      <text:p text:style-name="P1"/>
      <text:p text:style-name="P1"/>
      <text:p text:style-name="P1"/>
      <text:p text:style-name="P9"><text:soft-page-break/>Hello Everyone,</text:p>
      <text:p text:style-name="P11">My name is Jayson Smith and I am a 30-year-old Sergeant in the US Army, serving as an Avionic Mechanic.  I work on anything with wires attached to it, troubleshooting faults and studying aircraft schematics.  I am currently enrolled in SNHU's Information Technology program with a concentration in Networking and Telecommunications.  This class does not directly relate to my current field of work, but will hopefully build a good knowledge base for what lies in my future working in the IT industry. </text:p>
      <text:p text:style-name="P12"> </text:p>
      <text:p text:style-name="P11">This is not the first time I have taken a programming class, I took a class in Java while I was in high school, some 12+ years ago, and one at a community college shortly after that I did not complete.  I am hoping that my struggles in Visual Basic from my community college do not transfer and that I do well in this class with Python.</text:p>
      <text:p text:style-name="P1"/>
      <text:p text:style-name="P1">Hello Jayson,</text:p>
      <text:p text:style-name="P1"/>
      <text:p text:style-name="P1">Thank you for your service in the Army. Avionic Mechanic sounds interesting. There’s a lot of planes and helicopters, do you specialize or do you work on all the different kinds? A friend of mine was in the Army a while back, he ended up stationed in Hawaii for a few years, and works in IT. He said that between his military experience, and his security clearances, it really helped him get good IT positions after leaving the Army. I hope you have a similar positive experience.<text:line-break/><text:line-break/>Python is a very versatile language and is commonly used in networking and telecommunications in the corporate world. When running security checks on large networks it’s not uncommon to script out some of the more routine tasks for updates, and scans. Those scripts are then added to a scheduler (or cron) and the fire off at intervals, and either update a database with the results, or with codes. Then a separate web interface or desktop interface reads the database and reports the results. The web hosting company I used to work for had a very elaborate series of python scripts that checked to make sure the servers where up, and all their services were responding correctly, and routers along all of the network were responding correctly and with the correct speeds. All of the security and up time checking software was written in python. The web application display system was written in PHP, and run on Apache/Linux/Mysql server. It was all written by the admins who had to maintain the servers and networks. So you may find python very useful when your ready to enter the workforce.</text:p>
      <text:p text:style-name="P1"/>
      <text:p text:style-name="P1">Java is an excellent language, though it’s been threw some changes over the years. Visual Basic is a very different language from Python, closer to Java. If you liked Java, even if it was a bit of a struggle, you should have no problems with python. Visual Basic is a very GUI language. And around the time you were taking it, the .NET change was being pushed out heavily by Micorsoft. It’s also very different now, and not my favorite. <text:line-break/></text:p>
      <text:p text:style-name="P1">Good luck with your degree!</text:p>
      <text:p text:style-name="P1"/>
      <text:p text:style-name="P1">Erica<text:line-break/></text:p>
      <text:p text:style-name="P1"/>
      <text:p text:style-name="P1"/>
      <text:p text:style-name="P1"/>
      <text:p text:style-name="P2"><text:soft-page-break/>Hey everyone, my name is Mike Weis. I am currently finishing up my bachelors in Operations and Project Management and only have a few classes left. I live in a small beach town on the east coast of Florida currently. I am taking this class to fulfill requirements to add a minor in Information Technology. I have always been interested in computers and technology in general and figured if I’m going to be paying for these classes I might as well get the most out of it! I have dabbled with coding on my own and I am excited to continue to learn and broaden my knowledge base. I have worked in operations management for 8+ years and having a solid IT background helps a great deal when completing projects and knowing what technologies are available to help find a solution. I am looking forward to this semester and wish everyone else good luck throughout the class. </text:p>
      <text:p text:style-name="P2"/>
      <text:p text:style-name="P3">Hello Mike,</text:p>
      <text:p text:style-name="P3"/>
      <text:p text:style-name="P3">It’s nice to meet you. Congrats on being almost finished with your degree. How do you like the degree? <text:s/>Do you feel prepared for working as a project manager? Are you doing project management in general or in a specific field like software development? I know there are project managers in constructions, and manufacturing as well so I wasn’t sure which field you were looking to enter. </text:p>
      <text:p text:style-name="P3"><text:line-break/>I was born and raised in South Florida, in Palm Beach County. I really miss the beaches, but not the heat. Your on the east coast so Florence probably gave you mostly rain. How are you guys doing in the aftermath. I know even when the damage is localized to one area, it ends up effecting the whole state, as supplies for water and food are moved to the damaged area, and construction supplies are relocated for rebuilding. The last major hurricane season we went through we had Wilma, Francis, and third whose name I’ve forgotten all hit Palm Beach County, and we had major shortages of building supplies, drinking water, and food, and the stores had issues stocking the shelves for several months. <text:line-break/></text:p>
      <text:p text:style-name="P3">Thanks for posting,</text:p>
      <text:p text:style-name="P3"><text:line-break/>Erica</text:p>
      <text:p text:style-name="P3"/>
      <text:p text:style-name="P3"/>
      <text:p text:style-name="P5"/>
      <text:p text:style-name="P3">One of my goals in learning Python is to get the syntax right. I have worked a lot with C++ and I feel like I will be adding semicolons to the end of my statements or using other C++ syntax out of habit. This course will contribute to my career goal because I hope to have a programming job on of these days and the more languages I know the better. I am excited to learn a new programming language, it will be challenging to get the syntax right but the other skills carry over.</text:p>
      <text:p text:style-name="P3"/>
      <text:p text:style-name="P4"/>
      <text:p text:style-name="P6">Hello Jared,<text:line-break/></text:p>
      <text:p text:style-name="P6">I found that I have the same issue with the syntax. It takes a couple tries to remember that the semicolon is not needed after variable declarations, or print statements. I dunno if it will help but I’ve written down a syntax guide as I was reading, and I’m starting an error log, to write down what each of the errors and their solution are. Hopefully it will help me remember them faster and making the larger projects easier.</text:p>
      <text:p text:style-name="P6"/>
      <text:p text:style-name="P6">Are you doing the Computer Science programming degree or the Game development degree? I looked at a lot of different degree programs for programming and they were all very similar, and I choose the Game Development degree. Which one did you choose?</text:p>
      <text:p text:style-name="P6"><text:soft-page-break/>Thanks,</text:p>
      <text:p text:style-name="P6">Erica</text:p>
      <text:p text:style-name="P6"/>
      <text:p text:style-name="P3"/>
      <text:p text:style-name="P3"/>
      <text:p text:style-name="P10">Hello, my name is Chaundra Offor.  I grew up in the suburbs outside of Houston, TX in what used to be the small town of Sugar Land TX.  I have seen it grow tremendously during the last three decades.  I was fortunate to get an administrative position with Shell’s Research and Development Company in a school/work study program.  Upon graduating from high school in 1988 I realized that I did not have a clear career plan in life, so while hanging out at the mall one day, I decided to join the military.  I have two honorable discharges; I served 4 years active duty in the United States Air Force, and a little over 3 years in the United States Air National Guard.   Once my enlistment tours ended I amassed several transferable job skills so I was able to get high paying positions.  In 2007 I realized that most companies wanted employees to have degrees to match their job experiences.  I went back to school and obtained an Associate’s degree which still is not enough.  After almost 30 years in the government/oil and gas Industries, I decided to go into the food industry thinking that it would be more recession proof. </text:p>
      <text:p text:style-name="P11">I have been with the world’s largest food distributor for almost 5 years.  I am with their Shared Business Services which has recently taken on a global partner for transaction based requests and they want us to focus more on analytics.  We have gone from SAP back to AS400 so I feel that changing my major to Data Analytics would increase my marketability.  Hopefully by the end of this course I can achieve my goal, which is to become more knowledgeable on how to successfully automate some of my day to day processes that will allow me to increase my productivity.  The only obstacle that I feel I may face is that the course will be too fast paced for me to comprehend all that I want to learn.  After reviewing some of our chapters it seems fairly easy which has me feeling even more anxiety. The only advantage I foresee is that in the early 1990s I vaguely remember using scripts, so while I struggle with mixed emotions, I am on the other hand extremely excited and I truly looking forward to the opportunity of learning anew during this course.</text:p>
      <text:p text:style-name="P3"/>
      <text:p text:style-name="P6">Hello Chandra,</text:p>
      <text:p text:style-name="P6"><text:line-break/>Thank you for your service in the Armed Forces! That’s quite a resume you have. <text:line-break/><text:line-break/>Data Analytics is a huge field, and crosses every industry, you won’t be limited to the food industry. <text:line-break/><text:line-break/>I’m surprised a little that the company has gone back to an AS400 though. It was considered a dinosaur when I was in college the first time in the 90’s, although some basic classes were still being taught for it, and for RPG the business language. (I’m not positive RPG is the right name it’s been a long time. ) <text:s/><text:line-break/><text:line-break/>The basic skills for logic and scripting that you gain in python will definitely help you automate daily tasks. One of the tasks that I had previously was collecting data from a variety of servers about our customers, products, technical support call centers, etc, storing them in a management database, and then generating reports that the managers of teams and call centers, and units could pull up at a moments notice and have current data metrics to make decisions on. The goal was to have live data <text:soft-page-break/>where ever possible. To automate all of that I used a variety of python, perl, java, and C++ scripts to connect to all the different data centers, and servers. What you use to automate your daily needs will depend on what servers you need to access, and what services you can run <text:span text:style-name="T1">on your network, and your desktop or <text:s/>server</text:span>. Python is a great language for automation. <text:span text:style-name="T1">I’m not familiar enough with the AS400 and it’s database systems (IBM proprietary still?). Will it support python on the server? Will you have access to the server and the database directly or will you be limited to an API interface? Sounds like a fun challenge! </text:span><text:line-break/><text:line-break/>Python is really straight forward it sounds like you shouldn’t have any issues. Don’t forget that there is one on one peer tutoring, and lots of tutorial videos available if you find your self stuck. </text:p>
      <text:p text:style-name="P6"><text:line-break/>Good Luck!</text:p>
      <text:p text:style-name="P6"/>
      <text:p text:style-name="P6">Erica</text:p>
      <text:p text:style-name="P6"/>
      <text:p text:style-name="P6"/>
      <text:p text:style-name="P6"/>
      <text:p text:style-name="P6">Hello my name is Ben Coward I am going to Santa Fe for a environmental  science degree.  I live in Gainesville, Florida but I'm originally from St. Louis, Missouri.  I want to be able to be able to do Scripting well by the end of this course since Scripting was never my forte.  While I want to work with animals and the environment it is important to understand technology and keep up with the times.  I am apprehensive about this course since I don't know a lot about using computers only on a basic level.  I am very excited to learn and to step up to a new challenge.</text:p>
      <text:p text:style-name="P6"/>
      <text:p text:style-name="P7">Hello Ben,</text:p>
      <text:p text:style-name="P7"/>
      <text:p text:style-name="P7">I’ve heard of Santa Fe, in Gainesville, FL. Is it the community college? My husband moved to Gainesville for about a year when we lived in Florida, to go to Sante Fe. At the time they offered a Computer Engineering degree that crossed with Medical Sciences, and Sante Fe was the only college in the state that offered it. His Mom was a Nurse, and he wanted to use computers to help patients and medical staff jobs better. Unfortunately they college closed the degree after his first year, and because of the cost of living in the area and lack of jobs there was no reason to continue at the school, so he moved back to Palm Beach County, and enrolled in the local college there. <text:s/>I like visiting Gainesville, it was a beautiful area, and lots of fun college activities. We went to plays, and watched parades, and did all sorts of fun stuff while he lived there. </text:p>
      <text:p text:style-name="P7"/>
      <text:p text:style-name="P7">What do you do with an Environmental Science degree? I think a friend of mine did something similar. His goal was to work for the Federal Park Services, and to hike most of the parks. I’m not sure how that worked out for him. He graduated and took off pretty quick! I’m guessing the parks don’t have much in the way of wifi and cell services. What are your plans?</text:p>
      <text:p text:style-name="P7"/>
      <text:p text:style-name="P7">This class should be a nice easy introduction to scripting. Don’t forget there’s lots of peer tutoring and tutorials available if you get stuck. </text:p>
      <text:p text:style-name="P7"/>
      <text:p text:style-name="P7">Thanks,</text:p>
      <text:p text:style-name="P7">Er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 S</meta:initial-creator>
    <meta:creation-date>2018-11-02T17:18:09.696974040</meta:creation-date>
    <dc:date>2018-11-02T18:28:28.294710342</dc:date>
    <dc:creator>E S</dc:creator>
    <meta:editing-duration>PT14M17S</meta:editing-duration>
    <meta:editing-cycles>1</meta:editing-cycles>
    <meta:document-statistic meta:table-count="0" meta:image-count="0" meta:object-count="0" meta:page-count="5" meta:paragraph-count="46" meta:word-count="2598" meta:character-count="14300" meta:non-whitespace-character-count="11681"/>
    <meta:generator>LibreOffice/6.0.6.2$Linux_X86_64 LibreOffice_project/00m0$Build-2</meta:generator>
  </office:meta>
</office:document-meta>
</file>